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Arial" svg:font-family="Arial"/>
    <style:font-face style:name="StarSymbol" svg:font-family="StarSymbol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Text_20_body">
      <style:text-properties style:font-name="Arial1"/>
    </style:style>
    <style:style style:name="P2" style:family="paragraph" style:parent-style-name="Heading_20_2">
      <style:text-properties style:font-name="Arial1"/>
    </style:style>
    <style:style style:name="P3" style:family="paragraph" style:parent-style-name="Heading_20_2">
      <style:text-properties style:font-name="Arial1" fo:font-size="16pt" style:font-size-asian="16pt" style:font-size-complex="16pt"/>
    </style:style>
    <style:style style:name="P4" style:family="paragraph" style:parent-style-name="Heading_20_1" style:master-page-name="Standard">
      <style:paragraph-properties style:page-number="1"/>
      <style:text-properties style:font-name="Arial1"/>
    </style:style>
    <style:style style:name="P5" style:family="paragraph" style:parent-style-name="Text_20_body" style:list-style-name="L1">
      <style:text-properties style:font-name="Arial1"/>
    </style:style>
    <style:style style:name="P6" style:family="paragraph" style:parent-style-name="Text_20_body" style:list-style-name="L2">
      <style:text-properties style:font-name="Arial1"/>
    </style:style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1">
      <style:paragraph-properties fo:margin-top="0in" fo:margin-bottom="0in"/>
      <style:text-properties style:font-name="Arial1"/>
    </style:style>
    <style:style style:name="P10" style:family="paragraph" style:parent-style-name="Text_20_body" style:list-style-name="L3">
      <style:paragraph-properties fo:margin-top="0in" fo:margin-bottom="0in"/>
    </style:style>
    <style:style style:name="P11" style:family="paragraph" style:parent-style-name="Text_20_body" style:list-style-name="L4">
      <style:paragraph-properties fo:margin-top="0in" fo:margin-bottom="0in"/>
    </style:style>
    <style:style style:name="T1" style:family="text">
      <style:text-properties style:font-name="Arial1"/>
    </style:style>
    <style:style style:name="T2" style:family="text">
      <style:text-properties style:font-name="Arial1" fo:font-size="10pt" style:text-underline-style="solid" style:text-underline-width="auto" style:text-underline-color="font-color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leb Cushing</text:p>
      <text:p text:style-name="Text_20_body"><text:span text:style-name="T2">Home: (517) 626-6123 • Cell: (517) 230-5470 • </text:span><text:a xlink:type="simple" xlink:href="mailto:caleb.cushing@gmail.com"><text:span text:style-name="T2">caleb.cushing@gmail.com</text:span></text:a><text:span text:style-name="T2"> • 10550 Forest Hill rd. • Dewitt, MI 48820 </text:span></text:p>
      <text:p text:style-name="P3">Objective:</text:p>
      <text:p text:style-name="P1">Seeking a position as a System Administrator </text:p>
      <text:p text:style-name="P2">Education:</text:p>
      <text:list text:style-name="L1">
        <text:list-item>
          <text:p text:style-name="P9">Associates of Applied Science </text:p>
          <text:list>
            <text:list-item>
              <text:p text:style-name="P9">Linux / Unix Systems Technology </text:p>
            </text:list-item>
            <text:list-item>
              <text:p text:style-name="P5">Baker College - Flint, MI - 2006 </text:p>
            </text:list-item>
          </text:list>
        </text:list-item>
      </text:list>
      <text:p text:style-name="P2">Ceritfications:</text:p>
      <text:list text:style-name="L2">
        <text:list-item>
          <text:p text:style-name="P6">Linux+, Network+, A+ </text:p>
        </text:list-item>
      </text:list>
      <text:p text:style-name="P2">Technical Skills:</text:p>
      <text:list text:style-name="L3">
        <text:list-item>
          <text:p text:style-name="P10"><text:span text:style-name="Strong_20_Emphasis"><text:span text:style-name="T1">Platforms: </text:span></text:span><text:span text:style-name="T1">Windows (9x, 2000, XP, 2003, Vista), Linux (CentOS, OpenSuse, Gentoo, Ubuntu) </text:span></text:p>
        </text:list-item>
        <text:list-item>
          <text:p text:style-name="P10"><text:span text:style-name="Strong_20_Emphasis"><text:span text:style-name="T1">Daemons: </text:span></text:span><text:span text:style-name="T1">Apache, BIND, CUPS, Exim, MySQL, PostgreSQL, Subversion </text:span></text:p>
        </text:list-item>
        <text:list-item>
          <text:p text:style-name="P10"><text:span text:style-name="Strong_20_Emphasis"><text:span text:style-name="T1">Networking: </text:span></text:span><text:span text:style-name="T1">VPNs, SMB/CIFS, NFS, TCP/IP, Routers, Firewalls, Email, DNS, Thin Clients </text:span></text:p>
        </text:list-item>
        <text:list-item>
          <text:p text:style-name="P10"><text:span text:style-name="Strong_20_Emphasis"><text:span text:style-name="T1">Control Panels: </text:span></text:span><text:span text:style-name="T1">CPanel, Plesk, Webmin </text:span></text:p>
        </text:list-item>
        <text:list-item>
          <text:p text:style-name="P7"><text:span text:style-name="Strong_20_Emphasis"><text:span text:style-name="T1">Languages: </text:span></text:span><text:span text:style-name="T1">POSIX Shell (BASH), HTML/CSS, SQL, PERL, PHP</text:span></text:p>
        </text:list-item>
      </text:list>
      <text:p text:style-name="P2">Work Experience:</text:p>
      <text:list text:style-name="L4">
        <text:list-item>
          <text:p text:style-name="P11"><text:span text:style-name="Strong_20_Emphasis">Caleb's Computer Service</text:span> ( 06/2007 - Present ) Lansing, MI<text:line-break/>Sole Proprietor of 'In Home' computer repair service. virus removal, hardware upgrades/repairs, OS reinstall/replacement. </text:p>
        </text:list-item>
        <text:list-item>
          <text:p text:style-name="P11"><text:span text:style-name="Strong_20_Emphasis">Liquid Web</text:span> ( 02/2007 – 06/2007 ) Lansing, MI<text:line-break/>System Administrator, help desk, web, mail, database server troubleshooting. </text:p>
        </text:list-item>
        <text:list-item>
          <text:p text:style-name="P11"><text:span text:style-name="Strong_20_Emphasis">Go2IT</text:span> ( 01/2007 - 02/2007 ) Lansing, MI<text:line-break/>Contractor. Installation of POS Systems for Blockbuster, Inc. </text:p>
        </text:list-item>
        <text:list-item>
          <text:p text:style-name="P11"><text:span text:style-name="Strong_20_Emphasis">Ideal Solutions, LLC</text:span> ( 10/2006 – 02/2007 ) Lansing, MI<text:line-break/>Internship / contractor. Built &amp; configured servers. Provided technical support. Created new procedures, and documentation. Administrating Linux &amp; Windows Servers. </text:p>
        </text:list-item>
        <text:list-item>
          <text:p text:style-name="P11"><text:span text:style-name="Strong_20_Emphasis">Integration International Inc</text:span> ( 08/2006 - 10/2006 ) MI<text:line-break/>Contractor. Getronics Technician for Target Inc. Replacement of Dell Optiplex motherboards at Target locations across Michigan. </text:p>
        </text:list-item>
        <text:list-item>
          <text:p text:style-name="P11"><text:span text:style-name="Strong_20_Emphasis">Global Resources Ltd</text:span> ( 05/2006 - 06/2006 ) Lansing, MI<text:line-break/>Contractor. Install, uninstall, and service Health Advice Network systems. Installation of thin client server and clients. </text:p>
        </text:list-item>
        <text:list-item>
          <text:p text:style-name="P11"><text:span text:style-name="Strong_20_Emphasis">GLLUG </text:span>( 10/2005 - 05/2007 ) Lansing, MI<text:line-break/>Various technical presentations and other miscellaneous volunteer work. </text:p>
        </text:list-item>
        <text:list-item>
          <text:p text:style-name="P11"><text:span text:style-name="Strong_20_Emphasis">BusinessGrade.com Inc</text:span> (06/2006 - 08/2006) Okemos, MI<text:line-break/>Systems administration intern. Test bedding new technologies. Implementing new services. Maintaining and updating existing systems. Improving existing infrastructure. </text:p>
        </text:list-item>
        <text:list-item>
          <text:p text:style-name="P8"><text:span text:style-name="Strong_20_Emphasis">RCM Technologies</text:span> ( 10/2005 - 12/2005 ) Lansing, MI<text:line-break/>Contractor. Mobile computer repair technician; doing warranty hardware troubleshooting and <text:soft-page-break/>replacement on Dell desktops and laptops. 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Arial" svg:font-family="Arial"/>
    <style:font-face style:name="StarSymbol" svg:font-family="StarSymbol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lr-tb"/>
      <style:text-properties fo:color="#000000" style:font-name="Arial" fo:font-size="12pt" fo:language="en" fo:country="US" style:font-name-asian="DejaVu Sans" style:font-size-asian="12pt" style:language-asian="en" style:country-asian="US" style:font-name-complex="Lucida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00%" fo:hyphenation-ladder-count="no-limit" fo:text-indent="0in" style:auto-text-indent="false" fo:background-color="transparent">
        <style:tab-stops/>
        <style:background-image/>
      </style:paragraph-properties>
      <style:text-properties fo:font-variant="normal" fo:text-transform="none" fo:color="#000000" style:text-line-through-style="none" style:text-position="0% 58%" fo:font-size="12pt" fo:language="en" fo:country="US" fo:font-style="normal" fo:text-shadow="none" style:text-underline-style="none" fo:font-weight="normal" style:text-underline-mode="continuous" style:text-line-through-mode="continuous" fo:background-color="transparent" fo:hyphenate="false" fo:hyphenation-remain-char-count="0" fo:hyphenation-push-char-count="0"/>
    </style:style>
    <style:style style:name="Text_20_body" style:display-name="Text body" style:family="paragraph" style:parent-style-name="Standard" style:auto-update="true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ndale Sans UI" style:font-size-asian="14pt" style:font-name-complex="Lucida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Document_20_Title" style:display-name="Document Title" style:family="paragraph" style:parent-style-name="Standard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parent-style-name="Standard" style:next-style-name="Standard" style:default-outline-level="1">
      <style:text-properties fo:font-size="20pt" fo:font-weight="bold"/>
    </style:style>
    <style:style style:name="Head_20_2" style:display-name="Head 2" style:family="paragraph" style:parent-style-name="Standard" style:next-style-name="Standard" style:default-outline-level="2">
      <style:text-properties fo:font-size="16pt" fo:font-weight="bold"/>
    </style:style>
    <style:style style:name="Head_20_3" style:display-name="Head 3" style:family="paragraph" style:parent-style-name="Standard" style:next-style-name="Standard" style:default-outline-level="3">
      <style:text-properties fo:font-weight="bold"/>
    </style:style>
    <style:style style:name="Enumerated_20_List" style:display-name="Enumerated List" style:family="paragraph" style:parent-style-name="Standard" style:list-style-name="Numbering_20_Style_20_for_20_Enumerated_20_List"/>
    <style:style style:name="Alphabetical_20_List" style:display-name="Alphabetical List" style:family="paragraph" style:parent-style-name="Standard" style:list-style-name="Numbering_20_Style_20_for_20_Alphabetical_20_List"/>
    <style:style style:name="Bullet_20_List" style:display-name="Bullet List" style:family="paragraph" style:parent-style-name="Standard" style:list-style-name="Numbering_20_Style_20_for_20_Bullet_20_List"/>
    <style:style style:name="Heading_20_1" style:display-name="Heading 1" style:family="paragraph" style:parent-style-name="Heading" style:next-style-name="Text_20_body" style:auto-update="true" style:class="text">
      <style:text-properties style:font-name="Arial2" fo:font-size="24pt" fo:font-weight="bold" style:font-name-asian="DejaVu Sans" style:font-size-asian="24pt" style:font-weight-asian="bold" style:font-name-complex="Lucidasans" style:font-size-complex="24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Heading_20_2" style:display-name="Heading 2" style:family="paragraph" style:parent-style-name="Heading" style:next-style-name="Text_20_body" style:auto-update="true" style:class="text">
      <style:text-properties style:font-name="Arial2" fo:font-size="16pt" fo:font-weight="normal" style:font-name-asian="DejaVu Sans" style:font-size-asian="18pt" style:font-weight-asian="bold" style:font-name-complex="Lucidasans" style:font-size-complex="18pt" style:font-weight-complex="bold"/>
    </style:style>
    <style:style style:name="Address" style:family="paragraph" style:next-style-name="Addressee" style:auto-update="true">
      <style:text-properties fo:font-size="10pt"/>
    </style:style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>
      <text:outline-level-style text:level="1" style:num-suffix="." style:num-format="1"/>
      <text:outline-level-style text:level="2" style:num-suffix="." style:num-format="1" text:display-levels="2"/>
      <text:outline-level-style text:level="3" style:num-suffix="." style:num-format="1" text:display-levels="3"/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Style_20_for_20_Head_20_1" style:display-name="Numbering Style for Head 1">
      <text:list-level-style-number text:level="1" style:num-suffix="." style:num-format="1"/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 text:display-levels="2"/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 text:display-levels="3"/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/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/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Numbering_20_Style_20_for_20_Bullet_20_List" style:display-name="Numbering Style for Bullet List">
      <text:list-level-style-bullet text:level="1" text:bullet-char="●"/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footnote-max-height="0in">
        <style:footnote-sep style:width="0.0071in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Caleb Cushing</dc:title>
    <dc:subject>Resume</dc:subject>
    <meta:initial-creator>Unknown</meta:initial-creator>
    <meta:creation-date>2006-10-06T15:16:45</meta:creation-date>
    <dc:creator>Caleb Cushing</dc:creator>
    <dc:date>2008-07-13T16:24:56</dc:date>
    <meta:editing-cycles>15</meta:editing-cycles>
    <meta:editing-duration>PT1H17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6" meta:word-count="292" meta:character-count="2189"/>
  </office:meta>
</office:document-meta>
</file>